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D000002D3466E8787.png"/>
  <manifest:file-entry manifest:media-type="image/png" manifest:full-path="Pictures/10000201000002AD000002D3700CF3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38CAE37.tmp" draw:style-name="gr1" draw:text-style-name="P2" svg:width="6.4996in" svg:height="6.5539in" svg:x="0in" svg:y="0in">
        <draw:image xlink:href="Pictures/10000201000002CD000002D3466E8787.png" xlink:type="simple" xlink:show="embed" xlink:actuate="onLoad">
          <text:p/>
        </draw:image>
      </draw:frame>
      <draw:frame text:anchor-type="page" text:anchor-page-number="0" draw:z-index="2" draw:name="38CE872.tmp" draw:style-name="gr1" draw:text-style-name="P2" svg:width="6.4996in" svg:height="6.8598in" svg:x="0in" svg:y="0in">
        <draw:image xlink:href="Pictures/10000201000002AD000002D3700CF39E.png" xlink:type="simple" xlink:show="embed" xlink:actuate="onLoad">
          <text:p/>
        </draw:image>
      </draw:frame>
      <text:p text:style-name="P1"><draw:frame draw:style-name="fr1" text:anchor-type="as-char" svg:width="6.5in" svg:height="6.5543in" draw:z-index="1"><draw:image xlink:href="Pictures/10000201000002CD000002D3466E8787.png" xlink:type="simple" xlink:show="embed" xlink:actuate="onLoad"/></draw:frame></text:p>
      <text:p text:style-name="Standard"><text:bookmark-start text:name="_GoBack"/><text:soft-page-break/><draw:frame draw:style-name="fr1" text:anchor-type="as-char" svg:width="6.5in" svg:height="6.8602in" draw:z-index="3"><draw:image xlink:href="Pictures/10000201000002AD000002D3700CF39E.png" xlink:type="simple" xlink:show="embed" xlink:actuate="onLoad"/></draw:frame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vin Gray</meta:initial-creator>
    <dc:creator>Calvin Gray</dc:creator>
    <meta:editing-cycles>1</meta:editing-cycles>
    <meta:creation-date>2023-02-14T18:55:00</meta:creation-date>
    <dc:date>2023-02-14T18:56:00</dc:date>
    <meta:editing-duration>PT1S</meta:editing-duration>
    <meta:generator>OpenOffice/4.0.1$Win32 OpenOffice.org_project/401m5$Build-9714</meta:generator>
    <meta:printed-by>Cecelia Gray</meta:printed-by>
    <meta:print-date>2023-02-14T17:16:22.37</meta:print-date>
    <meta:document-statistic meta:table-count="0" meta:image-count="2" meta:object-count="0" meta:page-count="2" meta:paragraph-count="2" meta:word-count="0" meta:character-count="2"/>
    <meta:user-defined meta:name="AppVersion">16.0000</meta:user-defined>
    <meta:user-defined meta:name="Company">Fayetteville Technical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